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style:font-size-asian="14pt" style:font-size-complex="14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d Has A Tattoo</text:p>
      <text:p text:style-name="P3"/>
      <text:p text:style-name="P2"><text:span text:style-name="T1">Read:</text:span> Isaiah 49:13-16</text:p>
      <text:p text:style-name="P2"><text:s/></text:p>
      <text:p text:style-name="P2"><text:span text:style-name="T1">Text:</text:span> Isaiah 49:16 “Behold, I have graven thee upon the palms of my hands…”</text:p>
      <text:p text:style-name="P2"/>
      <text:p text:style-name="P2"><text:span text:style-name="T1">Introduction:</text:span> Isaiah is talking to Zion. The hymnal is rife with references to Zion. The city of Zion is called the city of God and therefore is made up of the people of God. Zion is a type of the church.</text:p>
      <text:p text:style-name="P2">Isaiah is talking about people of God that feel forsaken and forgotten by God. Have you ever wondered where God is in your troubling situation? Perhaps you have felt forsaken by God. Have you thought that God has forgotten your address? Have you seen someone on TV telling about how they were blessed by God? Perhaps a miracle of healing or a promotion or an influx of cash came their way. Have you ever said: “Why them and not me?” Some people may even have a pretty good case to argue that they are less sinful and therefore more deserving than the blessed party.</text:p>
      <text:p text:style-name="P2"/>
      <text:p text:style-name="P2"><text:span text:style-name="T1">I. It’s Time to Sing!</text:span> In the first verse that we read we are commanded to sing and to be joyful. “Why?” because the Lord is comforting and merciful to His people. “But pastor, I’m one of God’s people and He has not comforted me. I experienced His mercy at salvation but it seems like there is no mercy in my vocabulary now. </text:p>
      <text:p text:style-name="P2"><text:s text:c="2"/>Here’s a news flash: “You’re supposed to sing first. Sing and be joyful in the name of God and watch God pour out His comfort and mercy. Isaiah 35:10 says: “And the ransomed of the LORD shall return, and come to Zion with songs and everlasting joy upon their heads: they shall obtain joy and gladness, and sorrow and sighing shall flee away.” This seems to confirm that you obtain gladness and joy after the singing starts.</text:p>
      <text:p text:style-name="P2"/>
      <text:p text:style-name="P2"><text:span text:style-name="T1">II The Unforgotten:</text:span> the 15<text:span text:style-name="T2">th</text:span> verse tells us that God can no more for-get us than a woman could forget a nursing child. There are mentally disturbed women that can walk away from their own baby but no woman in her right mind will forget her infant child. There have been women who gave up children 20 or 30 years ago that will say, when reunited, that there never was a day that they didn’t wonder about and miss their baby. Isaiah is reminding us that God will never forget and will never fail to have compassion on His people.</text:p>
      <text:p text:style-name="P2"><text:s text:c="2"/>It’s time to sing because you are not forgotten. You are loved!</text:p>
      <text:p text:style-name="P2"/>
      <text:p text:style-name="P2"><text:span text:style-name="T1">III. God Has a Tattoo!</text:span> Have you ever heard someone say that if God had a refrigerator your picture would be on it? Well Isaiah goes a step further than that; he states that God has graven you upon the palm of His hands. God has a tattoo and it is your picture. Every time that He wants to be reminded of the one that He loves all He has to do is to look down at His own hands.</text:p>
      <text:p text:style-name="P2"><text:s text:c="2"/>In John 20:27 Jesus told Thomas: "…Reach hither thy finger, and behold my hands; and reach hither thy hand, and thrust it into my side: and be not faithless, but believing." “Thomas,” Jesus was saying, “Look carefully in my hands and see your picture. It was your sins and therefore you who made that scar there. Thomas, you are my tattoo.”</text:p>
      <text:p text:style-name="P2"><text:s text:c="2"/>God points His palm up, sees the scar, and in the scar is my picture. As the song writer said: “The only thing in heaven made by man are the scars in the hand of Jesus.”</text:p>
      <text:p text:style-name="P2"><text:s text:c="2"/>Don’t be discouraged about this. It was the act of crucifixion that enabled us to be called: children of God.</text:p>
      <text:p text:style-name="P2"/>
      <text:p text:style-name="P2"><text:span text:style-name="T1">Conclude:</text:span> So sing, rejoice, and leap for joy. You are not forgotten. God has tattooed you in the palms of His hand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od Has A Tattoo</dc:title>
    <meta:initial-creator>Joel Tice</meta:initial-creator>
    <meta:creation-date>2008-05-31T22:14:00</meta:creation-date>
    <dc:creator>j </dc:creator>
    <dc:date>2020-06-19T09:11:10.16</dc:date>
    <meta:editing-cycles>4</meta:editing-cycles>
    <meta:editing-duration>PT46M21S</meta:editing-duration>
    <meta:generator>OpenOffice/4.1.3$Win32 OpenOffice.org_project/413m1$Build-9783</meta:generator>
    <meta:document-statistic meta:table-count="0" meta:image-count="0" meta:object-count="0" meta:page-count="1" meta:paragraph-count="15" meta:word-count="637" meta:character-count="3339"/>
  </office:meta>
</office:document-meta>
</file>